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OpenSymbol" svg:font-family="OpenSymbol"/>
    <style:font-face style:name="华文黑体" svg:font-family="华文黑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表格1" style:family="table">
      <style:table-properties style:width="13cm" fo:margin-left="2cm" fo:margin-right="2cm" table:align="margins"/>
    </style:style>
    <style:style style:name="表格1.A" style:family="table-column">
      <style:table-column-properties style:column-width="13cm" style:rel-column-width="7370*"/>
    </style:style>
    <style:style style:name="表格1.A1" style:family="table-cell">
      <style:table-cell-properties fo:padding="0.097cm" fo:border="0.002cm solid #000000"/>
    </style:style>
    <style:style style:name="表格2" style:family="table">
      <style:table-properties style:width="13cm" fo:margin-left="2cm" fo:margin-right="2cm" table:align="margins"/>
    </style:style>
    <style:style style:name="表格2.A" style:family="table-column">
      <style:table-column-properties style:column-width="13cm" style:rel-column-width="7370*"/>
    </style:style>
    <style:style style:name="表格2.A1" style:family="table-cell">
      <style:table-cell-properties fo:padding="0.097cm" fo:border="0.002cm solid #000000"/>
    </style:style>
    <style:style style:name="表格3" style:family="table">
      <style:table-properties style:width="12.965cm" fo:margin-left="2.021cm" fo:margin-right="2.014cm" table:align="margins"/>
    </style:style>
    <style:style style:name="表格3.A" style:family="table-column">
      <style:table-column-properties style:column-width="12.965cm" style:rel-column-width="7350*"/>
    </style:style>
    <style:style style:name="表格3.A1" style:family="table-cell">
      <style:table-cell-properties fo:padding="0.097cm" fo:border="0.002cm solid #000000"/>
    </style:style>
    <style:style style:name="表格4" style:family="table">
      <style:table-properties style:width="12.965cm" fo:margin-left="2.021cm" fo:margin-right="2.014cm" table:align="margins"/>
    </style:style>
    <style:style style:name="表格4.A" style:family="table-column">
      <style:table-column-properties style:column-width="12.965cm" style:rel-column-width="7350*"/>
    </style:style>
    <style:style style:name="表格4.A1" style:family="table-cell">
      <style:table-cell-properties fo:padding="0.097cm" fo:border="0.002cm solid #000000"/>
    </style:style>
    <style:style style:name="表格5" style:family="table">
      <style:table-properties style:width="12.965cm" fo:margin-left="2.021cm" fo:margin-right="2.014cm" table:align="margins"/>
    </style:style>
    <style:style style:name="表格5.A" style:family="table-column">
      <style:table-column-properties style:column-width="12.965cm" style:rel-column-width="7350*"/>
    </style:style>
    <style:style style:name="表格5.A1" style:family="table-cell">
      <style:table-cell-properties fo:padding="0.097cm" fo:border="0.002cm solid #000000"/>
    </style:style>
    <style:style style:name="表格6" style:family="table">
      <style:table-properties style:width="12.965cm" fo:margin-left="2.021cm" fo:margin-right="2.014cm" table:align="margins"/>
    </style:style>
    <style:style style:name="表格6.A" style:family="table-column">
      <style:table-column-properties style:column-width="12.965cm" style:rel-column-width="7350*"/>
    </style:style>
    <style:style style:name="表格6.A1" style:family="table-cell">
      <style:table-cell-properties fo:padding="0.097cm" fo:border="0.002cm solid #000000"/>
    </style:style>
    <style:style style:name="表格7" style:family="table">
      <style:table-properties style:width="12.965cm" fo:margin-left="2.021cm" fo:margin-right="2.014cm" table:align="margins"/>
    </style:style>
    <style:style style:name="表格7.A" style:family="table-column">
      <style:table-column-properties style:column-width="12.965cm" style:rel-column-width="7350*"/>
    </style:style>
    <style:style style:name="表格7.A1" style:family="table-cell">
      <style:table-cell-properties fo:padding="0.097cm" fo:border="0.002cm solid #000000"/>
    </style:style>
    <style:style style:name="表格8" style:family="table">
      <style:table-properties style:width="12.965cm" fo:margin-left="2.021cm" fo:margin-right="2.014cm" table:align="margins"/>
    </style:style>
    <style:style style:name="表格8.A" style:family="table-column">
      <style:table-column-properties style:column-width="12.965cm" style:rel-column-width="7350*"/>
    </style:style>
    <style:style style:name="表格8.A1" style:family="table-cell">
      <style:table-cell-properties fo:padding="0.097cm" fo:border="0.002cm solid #000000"/>
    </style:style>
    <style:style style:name="表格9" style:family="table">
      <style:table-properties style:width="12.965cm" fo:margin-left="2.021cm" fo:margin-right="2.014cm" table:align="margins"/>
    </style:style>
    <style:style style:name="表格9.A" style:family="table-column">
      <style:table-column-properties style:column-width="12.965cm" style:rel-column-width="7350*"/>
    </style:style>
    <style:style style:name="表格9.A1" style:family="table-cell">
      <style:table-cell-properties fo:padding="0.097cm" fo:border="0.002cm solid #000000"/>
    </style:style>
    <style:style style:name="表格10" style:family="table">
      <style:table-properties style:width="12.965cm" fo:margin-left="2.021cm" fo:margin-right="2.014cm" table:align="margins"/>
    </style:style>
    <style:style style:name="表格10.A" style:family="table-column">
      <style:table-column-properties style:column-width="12.965cm" style:rel-column-width="7350*"/>
    </style:style>
    <style:style style:name="表格10.A1" style:family="table-cell">
      <style:table-cell-properties fo:padding="0.097cm" fo:border="0.002cm solid #000000"/>
    </style:style>
    <style:style style:name="表格11" style:family="table">
      <style:table-properties style:width="12.965cm" fo:margin-left="2.021cm" fo:margin-right="2.014cm" table:align="margins"/>
    </style:style>
    <style:style style:name="表格11.A" style:family="table-column">
      <style:table-column-properties style:column-width="12.965cm" style:rel-column-width="7350*"/>
    </style:style>
    <style:style style:name="表格11.A1" style:family="table-cell">
      <style:table-cell-properties fo:padding="0.097cm" fo:border="0.002cm solid #000000"/>
    </style:style>
    <style:style style:name="表格12" style:family="table">
      <style:table-properties style:width="12.965cm" fo:margin-left="2.021cm" fo:margin-right="2.014cm" table:align="margins"/>
    </style:style>
    <style:style style:name="表格12.A" style:family="table-column">
      <style:table-column-properties style:column-width="12.965cm" style:rel-column-width="7350*"/>
    </style:style>
    <style:style style:name="表格12.A1" style:family="table-cell">
      <style:table-cell-properties fo:padding="0.097cm" fo:border="0.002cm solid #000000"/>
    </style:style>
    <style:style style:name="表格13" style:family="table">
      <style:table-properties style:width="13cm" fo:margin-left="2cm" fo:margin-right="2cm" table:align="margins"/>
    </style:style>
    <style:style style:name="表格13.A" style:family="table-column">
      <style:table-column-properties style:column-width="13cm" style:rel-column-width="7370*"/>
    </style:style>
    <style:style style:name="表格13.A1" style:family="table-cell">
      <style:table-cell-properties fo:padding="0.097cm" fo:border="0.002cm solid #000000"/>
    </style:style>
    <style:style style:name="表格14" style:family="table">
      <style:table-properties style:width="12.965cm" fo:margin-left="2.021cm" fo:margin-right="2.014cm" table:align="margins"/>
    </style:style>
    <style:style style:name="表格14.A" style:family="table-column">
      <style:table-column-properties style:column-width="12.965cm" style:rel-column-width="7350*"/>
    </style:style>
    <style:style style:name="表格14.A1" style:family="table-cell">
      <style:table-cell-properties fo:padding="0.097cm" fo:border="0.002cm solid #000000"/>
    </style:style>
    <style:style style:name="表格15" style:family="table">
      <style:table-properties style:width="12.965cm" fo:margin-left="2.021cm" fo:margin-right="2.014cm" table:align="margins"/>
    </style:style>
    <style:style style:name="表格15.A" style:family="table-column">
      <style:table-column-properties style:column-width="12.965cm" style:rel-column-width="7350*"/>
    </style:style>
    <style:style style:name="表格15.A1" style:family="table-cell">
      <style:table-cell-properties fo:padding="0.097cm" fo:border="0.002cm solid #000000"/>
    </style:style>
    <style:style style:name="表格16" style:family="table">
      <style:table-properties style:width="12.965cm" fo:margin-left="2.021cm" fo:margin-right="2.014cm" table:align="margins"/>
    </style:style>
    <style:style style:name="表格16.A" style:family="table-column">
      <style:table-column-properties style:column-width="12.965cm" style:rel-column-width="7350*"/>
    </style:style>
    <style:style style:name="表格16.A1" style:family="table-cell">
      <style:table-cell-properties fo:padding="0.097cm" fo:border="0.002cm solid #000000"/>
    </style:style>
    <style:style style:name="表格17" style:family="table">
      <style:table-properties style:width="12.965cm" fo:margin-left="2.021cm" fo:margin-right="2.014cm" table:align="margins"/>
    </style:style>
    <style:style style:name="表格17.A" style:family="table-column">
      <style:table-column-properties style:column-width="12.965cm" style:rel-column-width="7350*"/>
    </style:style>
    <style:style style:name="表格17.A1" style:family="table-cell">
      <style:table-cell-properties fo:padding="0.097cm" fo:border="0.002cm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2">
      <style:text-properties fo:font-style="normal" style:font-style-asian="normal" style:font-style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.423cm" fo:margin-bottom="0.212cm"/>
    </style:style>
    <style:style style:name="P9" style:family="paragraph" style:parent-style-name="Text_20_body" style:list-style-name="L2">
      <style:paragraph-properties fo:margin-top="0.423cm" fo:margin-bottom="0.212cm"/>
    </style:style>
    <style:style style:name="P10" style:family="paragraph" style:parent-style-name="Text_20_body">
      <style:paragraph-properties fo:margin-top="0.423cm" fo:margin-bottom="0.212cm"/>
      <style:text-properties style:font-name="Liberation Sans" fo:font-style="normal" fo:font-weight="bold" style:font-name-asian="华文黑体" style:font-style-asian="normal" style:font-weight-asian="bold" style:font-name-complex="FreeSans" style:font-style-complex="normal" style:font-weight-complex="bold"/>
    </style:style>
    <style:style style:name="P11" style:family="paragraph" style:parent-style-name="Text_20_body" style:list-style-name="L2">
      <style:paragraph-properties fo:margin-top="0.423cm" fo:margin-bottom="0.212cm"/>
      <style:text-properties style:font-name="Liberation Sans" fo:font-style="normal" fo:font-weight="bold" style:font-name-asian="华文黑体" style:font-style-asian="normal" style:font-weight-asian="bold" style:font-name-complex="FreeSans" style:font-style-complex="normal" style:font-weight-complex="bold"/>
    </style:style>
    <style:style style:name="P12" style:family="paragraph" style:parent-style-name="Text_20_body">
      <style:paragraph-properties fo:margin-top="0.423cm" fo:margin-bottom="0.212cm"/>
      <style:text-properties fo:font-style="normal" style:font-style-asian="normal" style:font-style-complex="normal"/>
    </style:style>
    <style:style style:name="P13" style:family="paragraph" style:parent-style-name="Text_20_body" style:list-style-name="L2">
      <style:paragraph-properties fo:margin-top="0.423cm" fo:margin-bottom="0.212cm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.423cm" fo:margin-bottom="0.212cm" fo:text-indent="-0.635cm" style:auto-text-indent="false"/>
      <style:text-properties style:font-name="Liberation Sans" fo:font-style="normal" style:font-name-asian="华文黑体" style:font-style-asian="normal" style:font-name-complex="FreeSans" style:font-style-complex="normal"/>
    </style:style>
    <style:style style:name="P15" style:family="paragraph" style:parent-style-name="Text_20_body" style:list-style-name="L2">
      <style:paragraph-properties fo:margin-left="0cm" fo:margin-right="0cm" fo:margin-top="0.423cm" fo:margin-bottom="0.212cm" fo:text-indent="-0.635cm" style:auto-text-indent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left="0.741cm" fo:margin-right="0cm" fo:margin-top="0.423cm" fo:margin-bottom="0.212cm" fo:text-indent="-0.635cm" style:auto-text-indent="false"/>
    </style:style>
    <style:style style:name="P17" style:family="paragraph" style:parent-style-name="Text_20_body">
      <style:paragraph-properties fo:margin-left="0.741cm" fo:margin-right="0cm" fo:margin-top="0.423cm" fo:margin-bottom="0.212cm" fo:text-indent="-0.635cm" style:auto-text-indent="false"/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left="0.741cm" fo:margin-right="0cm" fo:margin-top="0.423cm" fo:margin-bottom="0.212cm" fo:text-indent="-0.635cm" style:auto-text-indent="false"/>
      <style:text-properties style:font-name="Liberation Sans" fo:font-style="normal" fo:font-weight="bold" style:font-name-asian="华文黑体" style:font-style-asian="normal" style:font-weight-asian="bold" style:font-name-complex="FreeSans" style:font-style-complex="normal" style:font-weight-complex="bold"/>
    </style:style>
    <style:style style:name="P19" style:family="paragraph" style:parent-style-name="Text_20_body">
      <style:paragraph-properties fo:margin-left="0cm" fo:margin-right="0cm" fo:margin-top="0.423cm" fo:margin-bottom="0.212cm" fo:text-indent="0cm" style:auto-text-indent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left="0cm" fo:margin-right="0cm" fo:margin-top="0.423cm" fo:margin-bottom="0.212cm" fo:text-indent="0cm" style:auto-text-indent="false"/>
      <style:text-properties style:font-name="Liberation Sans" fo:font-style="normal" fo:font-weight="bold" style:font-name-asian="华文黑体" style:font-style-asian="normal" style:font-weight-asian="bold" style:font-name-complex="FreeSans" style:font-style-complex="normal" style:font-weight-complex="bold"/>
    </style:style>
    <style:style style:name="P21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Heading_20_3">
      <style:text-properties fo:font-style="normal" style:font-style-asian="normal" style:font-style-complex="normal"/>
    </style:style>
    <style:style style:name="P24" style:family="paragraph" style:parent-style-name="Heading_20_3">
      <style:paragraph-properties fo:margin-top="0.423cm" fo:margin-bottom="0.212cm" fo:keep-with-next="always"/>
    </style:style>
    <style:style style:name="P25" style:family="paragraph" style:parent-style-name="Heading_20_3">
      <style:paragraph-properties fo:margin-top="0.423cm" fo:margin-bottom="0.212cm" fo:keep-with-next="always"/>
      <style:text-properties style:font-name="Liberation Sans" fo:font-style="normal" style:font-name-asian="华文黑体" style:font-style-asian="normal" style:font-name-complex="FreeSans" style:font-style-complex="normal"/>
    </style:style>
    <style:style style:name="P26" style:family="paragraph" style:parent-style-name="Heading_20_3">
      <style:paragraph-properties fo:margin-top="0.423cm" fo:margin-bottom="0.212cm" fo:keep-with-next="always"/>
      <style:text-properties style:font-name="Liberation Sans" fo:font-style="normal" fo:font-weight="bold" style:font-name-asian="华文黑体" style:font-style-asian="normal" style:font-weight-asian="bold" style:font-name-complex="FreeSans" style:font-style-complex="normal" style:font-weight-complex="bold"/>
    </style:style>
    <style:style style:name="P27" style:family="paragraph" style:parent-style-name="Heading_20_3" style:list-style-name="L2">
      <style:paragraph-properties fo:margin-left="0cm" fo:margin-right="0cm" fo:margin-top="0.423cm" fo:margin-bottom="0.212cm" fo:text-indent="-0.635cm" style:auto-text-indent="false" fo:keep-with-next="always"/>
      <style:text-properties style:font-name="Liberation Sans" fo:font-style="normal" style:font-name-asian="华文黑体" style:font-style-asian="normal" style:font-name-complex="FreeSans" style:font-style-complex="normal"/>
    </style:style>
    <style:style style:name="P28" style:family="paragraph" style:parent-style-name="Heading_20_3">
      <style:paragraph-properties fo:margin-left="0cm" fo:margin-right="0cm" fo:margin-top="0.423cm" fo:margin-bottom="0.212cm" fo:text-indent="-0.635cm" style:auto-text-indent="false"/>
      <style:text-properties style:font-name="Liberation Sans" fo:font-style="normal" style:font-name-asian="华文黑体" style:font-style-asian="normal" style:font-name-complex="FreeSans" style:font-style-complex="normal"/>
    </style:style>
    <style:style style:name="P29" style:family="paragraph" style:parent-style-name="Heading_20_3" style:list-style-name="L2">
      <style:paragraph-properties fo:margin-left="0cm" fo:margin-right="0cm" fo:margin-top="0.423cm" fo:margin-bottom="0.212cm" fo:text-indent="-0.635cm" style:auto-text-indent="false"/>
      <style:text-properties style:font-name="Liberation Sans" fo:font-style="normal" style:font-name-asian="华文黑体" style:font-style-asian="normal" style:font-name-complex="FreeSans" style:font-style-complex="normal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tyle="normal" fo:font-weight="normal" style:font-name-asian="华文黑体" style:font-style-asian="normal" style:font-weight-asian="normal" style:font-name-complex="FreeSans" style:font-style-complex="normal" style:font-weight-complex="normal"/>
    </style:style>
    <style:style style:name="T5" style:family="text">
      <style:text-properties style:font-name="Liberation Sans" fo:font-style="normal" fo:font-weight="bold" style:font-name-asian="华文黑体" style:font-style-asian="normal" style:font-weight-asian="bold" style:font-name-complex="FreeSans" style:font-style-complex="normal" style:font-weight-complex="bold"/>
    </style:style>
    <style:style style:name="T6" style:family="text">
      <style:text-properties style:font-name="Liberation Sans" fo:font-style="normal" style:font-name-asian="华文黑体" style:font-style-asian="normal" style:font-name-complex="FreeSans" style:font-style-complex="normal"/>
    </style:style>
    <style:style style:name="T7" style:family="text">
      <style:text-properties style:font-name="Liberation Sans" fo:font-weight="bold" style:font-name-asian="华文黑体" style:font-weight-asian="bold" style:font-name-complex="FreeSans" style:font-weight-complex="bold"/>
    </style:style>
    <style:style style:name="T8" style:family="text">
      <style:text-properties style:font-name="Liberation Sans" fo:font-weight="normal" style:font-name-asian="华文黑体" style:font-weight-asian="normal" style:font-name-complex="FreeSans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应用分析</text:h>
      <text:h text:style-name="P21" text:outline-level="2">应用程序交互模型</text:h>
      <text:h text:style-name="P23" text:outline-level="3">确定系统边界</text:h>
      <text:p text:style-name="P1">确定系统包含的功能：切换日期、设置系统信息、切换主题、管理日程、查看天气预报、查看节日、切换视图、</text:p>
      <text:h text:style-name="P25" text:outline-level="3">寻找参与者</text:h>
      <text:p text:style-name="P1">参与者：用户（user）、网络运营商（networkoperators）</text:p>
      <text:h text:style-name="P25" text:outline-level="3">寻找用例</text:h>
      <text:list xml:id="list213694156" text:style-name="L1">
        <text:list-item>
          <text:p text:style-name="P5"><text:span text:style-name="T1">切换日期。</text:span><text:span text:style-name="T2">用户可以通过“切换日期”功能，按阴历或阳历进入所选择的日期。用户可以通过“回今天”功能回到今天这个日期。跳到这个日期，该日期高亮显示。</text:span></text:p>
        </text:list-item>
        <text:list-item>
          <text:p text:style-name="P6">设置系统信息。<text:span text:style-name="T3">用户可以通过“设置系统信息”功能完成对查看天气预报、日程进行设置，还可以进行意见反馈。</text:span></text:p>
        </text:list-item>
        <text:list-item>
          <text:p text:style-name="P6">切换主题。<text:span text:style-name="T3">用户可以通过“切换主题”功能对系统的主题进行切换。</text:span></text:p>
        </text:list-item>
        <text:list-item>
          <text:p text:style-name="P6">管理日程。<text:span text:style-name="T3">用户可以通过“管理日程”功能对日程进行添加、修改、删除、查看等操作，还可以调用谷歌地图查找地点。</text:span></text:p>
        </text:list-item>
        <text:list-item>
          <text:p text:style-name="P6">查看天气预报。<text:span text:style-name="T3">用户可以通过“查看天气预报”功能查看天气温度、湿度、最近几日的天气变化趋势等。</text:span></text:p>
        </text:list-item>
        <text:list-item>
          <text:p text:style-name="P5"><text:span text:style-name="T1">查看节日。 </text:span><text:span text:style-name="T2">用户可以通过“查看节日”功能按月份或分类的方式查看节日。具体分类：中国传统节日，二十四节气，国际知名节日，趣味节日。</text:span></text:p>
        </text:list-item>
        <text:list-item>
          <text:p text:style-name="P5"><text:span text:style-name="T1">切换视图。</text:span><text:span text:style-name="T2">用户可以通过“切换视图”功能，在日视图、月视图、周视图之间进行切换，点击月视图中的日期项，可以切换到对应的日视图。。</text:span></text:p>
        </text:list-item>
      </text:list>
      <text:p text:style-name="P2"/>
      <text:h text:style-name="P26" text:outline-level="3">寻找初始和终止事件 <text:s text:c="2"/></text:h>
      <text:list xml:id="list1893045393" text:style-name="L2">
        <text:list-item>
          <text:p text:style-name="P9"><text:span text:style-name="T5">切换日期。 </text:span><text:span text:style-name="T4">有两个初始事件用户点击“选择日期”按钮触发此功能，用户在视图上切换日期。有两个终止事件：日期跳转或者点击“取消”按钮。</text:span></text:p>
        </text:list-item>
        <text:list-item>
          <text:p text:style-name="P9"><text:span text:style-name="T5">设置系统信息。</text:span><text:span text:style-name="T4"> 初始事件是用户点击“设置系统信息”按钮触发此功能。终止事件是用户点击“返回”</text:span></text:p>
          <text:p text:style-name="P9"><text:span text:style-name="T4">按钮。</text:span></text:p>
        </text:list-item>
        <text:list-item>
          <text:p text:style-name="P9"><text:span text:style-name="T5">切换主题</text:span><text:span text:style-name="T4">。 初始事件是用户点击“切换主题”按钮触发此功能。终止事件有两个：用户点击“确定”按钮，用户点击“返回”按钮。</text:span></text:p>
        </text:list-item>
        <text:list-item>
          <text:p text:style-name="P9"><text:soft-page-break/><text:span text:style-name="T5">管理日程。</text:span><text:span text:style-name="T4"> 有两个初始事件：用户点击日视图日程主题列表中的“日程主题”或者点击周视图的某日期。终止事件是用户点击“返回”按钮。</text:span></text:p>
        </text:list-item>
        <text:list-item>
          <text:p text:style-name="P9"><text:span text:style-name="T5">查看天气预报。 </text:span><text:span text:style-name="T4">初始事件是用户点击“查看天气预报”按钮触发此功能。终止事件是用户点击“返回”按钮。</text:span></text:p>
        </text:list-item>
        <text:list-item>
          <text:p text:style-name="P9"><text:span text:style-name="T5">查看节日。</text:span><text:span text:style-name="T4"> 有两个初始事件：用户点击日视图中的“查看节日”或者点击“节日详情”按钮。终止事件是用户点击“返回”按钮。</text:span></text:p>
        </text:list-item>
        <text:list-item>
          <text:p text:style-name="P9"><text:span text:style-name="T5">切换视图。</text:span><text:span text:style-name="T4">有四个初始事件：用户点击“日”按钮、“月”按钮、“周”按钮或者在月视图中点击某日期。终止条件是切换视图成功。</text:span></text:p>
        </text:list-item>
      </text:list>
      <text:h text:style-name="P24" text:outline-level="3"><text:span text:style-name="T5">准备普通场景</text:span></text:h>
      <text:list xml:id="list770455158" text:continue-numbering="true" text:style-name="L2">
        <text:list-header>
          <text:p text:style-name="P9"><text:span text:style-name="T5">切换日期 </text:span></text:p>
          <text:p text:style-name="P13"><text:span text:style-name="T6"><text:s text:c="4"/>公历时间场景</text:span></text:p>
        </text:list-header>
      </text:list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用户点击“日期”按钮</text:p>
            <text:p text:style-name="Table_20_Contents">系统弹出切换日期对话框</text:p>
            <text:p text:style-name="Table_20_Contents">用户选择“1992-01-01-公历”</text:p>
            <text:p text:style-name="Table_20_Contents">用户点击“确定”按钮</text:p>
            <text:p text:style-name="Table_20_Contents">对话框消失</text:p>
            <text:p text:style-name="Table_20_Contents">系统跳转到用户指定时间</text:p>
          </table:table-cell>
        </table:table-row>
      </table:table>
      <text:list xml:id="list1272561620" text:continue-numbering="true" text:style-name="L2">
        <text:list-header>
          <text:p text:style-name="P13"><text:span text:style-name="T6"><text:s text:c="5"/></text:span></text:p>
          <text:p text:style-name="P13"><text:span text:style-name="T6"><text:s text:c="4"/>农历时间场景</text:span></text:p>
        </text:list-header>
      </text:list>
      <table:table table:name="表格2" table:style-name="表格2">
        <table:table-column table:style-name="表格2.A"/>
        <table:table-row>
          <table:table-cell table:style-name="表格2.A1" office:value-type="string">
            <text:p text:style-name="Table_20_Contents">用户点击“日期”按钮</text:p>
            <text:p text:style-name="Table_20_Contents">系统弹出切换日期对话框</text:p>
            <text:p text:style-name="Table_20_Contents">用户选择“1992-一月-廿三-农历”</text:p>
            <text:p text:style-name="Table_20_Contents">用户点击“确定”按钮</text:p>
            <text:p text:style-name="Table_20_Contents">对话框消失</text:p>
            <text:p text:style-name="Table_20_Contents">系统跳转到用户指定时间</text:p>
          </table:table-cell>
        </table:table-row>
      </table:table>
      <text:list xml:id="list1538570496" text:continue-numbering="true" text:style-name="L2">
        <text:list-header>
          <text:p text:style-name="P4"/>
          <text:p text:style-name="P9"><text:s text:c="4"/>视图切换日期场景</text:p>
          <text:p text:style-name="P9"/>
        </text:list-header>
      </text:list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Table_20_Contents">系统显示月视图</text:p>
            <text:p text:style-name="Table_20_Contents">用户在月视图中选择“上一个月”</text:p>
            <text:p text:style-name="Table_20_Contents">系统时间跳转到上一个月</text:p>
            <text:p text:style-name="Table_20_Contents">月视图跳转到上一个月</text:p>
          </table:table-cell>
        </table:table-row>
      </table:table>
      <text:list xml:id="list1636886193" text:continue-numbering="true" text:style-name="L2">
        <text:list-header>
          <text:p text:style-name="P9"><text:span text:style-name="T5">设置系统信息</text:span></text:p>
        </text:list-header>
      </text:list>
      <text:p text:style-name="Table_20_Contents"/>
      <table:table table:name="表格3" table:style-name="表格3">
        <table:table-column table:style-name="表格3.A"/>
        <text:soft-page-break/>
        <table:table-row>
          <table:table-cell table:style-name="表格3.A1" office:value-type="string">
            <text:p text:style-name="Table_20_Contents">用户点击“设置系统信息”按钮</text:p>
            <text:p text:style-name="Table_20_Contents">系统显示设置选项</text:p>
            <text:p text:style-name="Table_20_Contents">用户选择“YahooWeather”</text:p>
            <text:p text:style-name="Table_20_Contents">系统更新查看天气预报更新源 </text:p>
            <text:p text:style-name="Table_20_Contents">用户启用“省流量模式”</text:p>
            <text:p text:style-name="Table_20_Contents">系统屏蔽网页图片和动态效果</text:p>
            <text:p text:style-name="Table_20_Contents">用户禁用“谷歌地图服务”</text:p>
            <text:p text:style-name="Table_20_Contents">系统在日程中的谷歌地图被禁用 </text:p>
          </table:table-cell>
        </table:table-row>
      </table:table>
      <text:p text:style-name="P3"/>
      <text:p text:style-name="P1"/>
      <text:p text:style-name="P1"><text:s text:c="16"/></text:p>
      <text:p text:style-name="P1"/>
      <text:p text:style-name="P1"/>
      <text:p text:style-name="P1"/>
      <text:list xml:id="list1281463404" text:continue-numbering="true" text:style-name="L2">
        <text:list-header>
          <text:p text:style-name="P11"><text:s/>切换主题</text:p>
        </text:list-header>
      </text:list>
      <table:table table:name="表格4" table:style-name="表格4">
        <table:table-column table:style-name="表格4.A"/>
        <table:table-row>
          <table:table-cell table:style-name="表格4.A1" office:value-type="string">
            <text:p text:style-name="Table_20_Contents">用户选择“切换主题”按钮</text:p>
            <text:p text:style-name="Table_20_Contents">系统进入切换主题界面</text:p>
            <text:p text:style-name="Table_20_Contents">系统显示主题预览界面</text:p>
            <text:p text:style-name="Table_20_Contents">用户切换到“胡歌”主题</text:p>
            <text:p text:style-name="Table_20_Contents">系统显示“胡歌”主题预览</text:p>
            <text:p text:style-name="Table_20_Contents">用户点击“确定”按钮</text:p>
            <text:p text:style-name="Table_20_Contents">系统主题变为“胡歌”</text:p>
            <text:p text:style-name="Table_20_Contents">系统退出切换主题功能</text:p>
          </table:table-cell>
        </table:table-row>
      </table:table>
      <text:p text:style-name="P3"/>
      <text:list xml:id="list630619077" text:continue-numbering="true" text:style-name="L2">
        <text:list-header>
          <text:p text:style-name="P11">管理日程</text:p>
        </text:list-header>
      </text:list>
      <text:p text:style-name="P12"><text:span text:style-name="T7"><text:s text:c="16"/></text:span><text:span text:style-name="T8">日程添加场景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Table_20_Contents">用户点击周视图中的某日期</text:p>
            <text:p text:style-name="Table_20_Contents">系统进入管理日程界面</text:p>
            <text:p text:style-name="Table_20_Contents">用户点击“添加”按钮</text:p>
            <text:p text:style-name="Table_20_Contents">系统进入日程编辑状态</text:p>
            <text:p text:style-name="Table_20_Contents">用户输入主题“XXX生日快乐”</text:p>
            <text:p text:style-name="Table_20_Contents">用户输入事件发生时间“2046-5-9” </text:p>
            <text:p text:style-name="Table_20_Contents">用户输入事件发生地点“天安门”</text:p>
            <text:p text:style-name="Table_20_Contents">用户点击Google地图服务</text:p>
            <text:p text:style-name="Table_20_Contents">系统切换到Google地图界面</text:p>
            <text:p text:style-name="Table_20_Contents">用户点击“返回”按钮</text:p>
            <text:p text:style-name="Table_20_Contents">系统回到日程编辑状态</text:p>
            <text:p text:style-name="Table_20_Contents">用户输入事件发生频率“每年”</text:p>
            <text:p text:style-name="Table_20_Contents">用户输入事件内容“又长了一岁”</text:p>
            <text:p text:style-name="Table_20_Contents">用户点击“确定”按钮</text:p>
            <text:p text:style-name="Table_20_Contents">系统保存日程信息</text:p>
            <text:p text:style-name="Table_20_Contents">系统进入日程浏览状态</text:p>
          </table:table-cell>
        </table:table-row>
      </table:table>
      <text:p text:style-name="P3"/>
      <text:p text:style-name="P1"><text:soft-page-break/></text:p>
      <text:p text:style-name="P1"/>
      <text:p text:style-name="P1"/>
      <text:p text:style-name="P1"/>
      <text:p text:style-name="P1"><text:s text:c="22"/><text:span text:style-name="T8">日程修改场景</text:span>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Table_20_Contents">用户点击周视图中的某日期</text:p>
            <text:p text:style-name="Table_20_Contents">系统进入管理日程界面</text:p>
            <text:p text:style-name="Table_20_Contents">用户在日程浏览状态选择主题为“XXX生日快乐”的日程</text:p>
            <text:p text:style-name="Table_20_Contents">系统进入该日程编辑状态</text:p>
            <text:p text:style-name="Table_20_Contents">用户修改事件发生时间“2046-6-9”</text:p>
            <text:p text:style-name="Table_20_Contents">用户点击“确定”按钮</text:p>
            <text:p text:style-name="Table_20_Contents">系统保存日程修改后的信息</text:p>
            <text:p text:style-name="Table_20_Contents">系统进入日程浏览状态</text:p>
          </table:table-cell>
        </table:table-row>
      </table:table>
      <text:p text:style-name="P3"/>
      <text:p text:style-name="P1"/>
      <text:p text:style-name="P1"/>
      <text:p text:style-name="P1"><text:s text:c="20"/><text:span text:style-name="T9"><text:s/></text:span><text:span text:style-name="T8">日程删除场景</text:span>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Table_20_Contents">用户点击周视图中的某日期</text:p>
            <text:p text:style-name="Table_20_Contents">系统进入管理日程界面</text:p>
            <text:p text:style-name="Table_20_Contents">用户在日程浏览状态选择主题为“XXX生日快乐”的日程</text:p>
            <text:p text:style-name="Table_20_Contents">用户选择删除此日程</text:p>
            <text:p text:style-name="Table_20_Contents">系统弹出确认对话框</text:p>
            <text:p text:style-name="Table_20_Contents">用户点击“确定”按钮</text:p>
            <text:p text:style-name="Table_20_Contents">系统删除此日程信息</text:p>
            <text:p text:style-name="Table_20_Contents">系统进入日程浏览状态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><text:s text:c="18"/><text:span text:style-name="T3"><text:s text:c="3"/></text:span><text:span text:style-name="T8">日程浏览场景</text:span></text:p>
      <text:p text:style-name="P3"><text:span text:style-name="T8"/>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Table_20_Contents">用户点击周视图中的某日期</text:p>
            <text:p text:style-name="Table_20_Contents">系统进入管理日程界面</text:p>
            <text:p text:style-name="Table_20_Contents">用户切换不同日期</text:p>
            <text:p text:style-name="Table_20_Contents">系统显示不同日期的日程</text:p>
          </table:table-cell>
        </table:table-row>
      </table:table>
      <text:p text:style-name="P8"><text:span text:style-name="T5"/></text:p>
      <text:p text:style-name="P8"><text:span text:style-name="T5"/></text:p>
      <text:list xml:id="list1636114573" text:continue-numbering="true" text:style-name="L2">
        <text:list-header>
          <text:p text:style-name="P11">查看天气预报</text:p>
        </text:list-header>
      </text:list>
      <text:p text:style-name="P10"><text:s text:c="2"/>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Table_20_Contents">用户点击“查看天气预报”按钮</text:p>
            <text:p text:style-name="Table_20_Contents"><text:soft-page-break/>系统进入查看天气预报界面，请求外部接口获取信息</text:p>
            <text:p text:style-name="Table_20_Contents">外部接口返回信息，系统界面显示天气信息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671182539" text:continue-numbering="true" text:style-name="L2">
        <text:list-header>
          <text:p text:style-name="P9"><text:span text:style-name="T5"/></text:p>
          <text:p text:style-name="P9"><text:span text:style-name="T5">查看节日</text:span></text:p>
          <text:p text:style-name="P9"><text:span text:style-name="T5"/></text:p>
        </text:list-header>
      </text:list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Table_20_Contents">用户点击“查看节日”按钮</text:p>
            <text:p text:style-name="Table_20_Contents">系统进入查看节日界面</text:p>
            <text:p text:style-name="Table_20_Contents">用户点击节日列表中的“春节”</text:p>
            <text:p text:style-name="Table_20_Contents">系统进入春节的详细介绍</text:p>
            <text:p text:style-name="Table_20_Contents">用户点击“返回”按钮</text:p>
            <text:p text:style-name="Table_20_Contents">系统进入节日列表状态</text:p>
          </table:table-cell>
        </table:table-row>
      </table:table>
      <text:p text:style-name="Standard"/>
      <text:list xml:id="list513686032" text:continue-numbering="true" text:style-name="L2">
        <text:list-header>
          <text:p text:style-name="P9"><text:s/></text:p>
          <text:p text:style-name="P9"><text:span text:style-name="T5"/></text:p>
          <text:p text:style-name="P9"><text:span text:style-name="T5">切换视图</text:span></text:p>
          <text:p text:style-name="P13"><text:span text:style-name="T6"><text:s text:c="4"/>场景一：</text:span></text:p>
        </text:list-header>
      </text:list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Table_20_Contents">系统默认显示月视图</text:p>
            <text:p text:style-name="Table_20_Contents">用户选择“日”视图</text:p>
            <text:p text:style-name="Table_20_Contents">系统切换到“日”视图</text:p>
          </table:table-cell>
        </table:table-row>
      </table:table>
      <text:p text:style-name="Standard"/>
      <text:p text:style-name="Standard"/>
      <text:list xml:id="list91764946" text:continue-numbering="true" text:style-name="L2">
        <text:list-header>
          <text:p text:style-name="P9"><text:span text:style-name="T5"><text:s text:c="2"/></text:span><text:span text:style-name="T4"><text:s text:c="2"/>场景二：</text:span></text:p>
        </text:list-header>
      </text:list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Table_20_Contents">系统默认显示月视图</text:p>
            <text:p text:style-name="Table_20_Contents">用户选择月视图中的12日</text:p>
            <text:p text:style-name="Table_20_Contents">系统切换到日视图中的12日</text:p>
          </table:table-cell>
        </table:table-row>
      </table:table>
      <text:list xml:id="list1506480167" text:continue-numbering="true" text:style-name="L2">
        <text:list-item>
          <text:list>
            <text:list-item>
              <text:list>
                <text:list-header>
                  <text:h text:style-name="P27" text:outline-level="3"/>
                </text:list-header>
              </text:list>
            </text:list-item>
          </text:list>
        </text:list-item>
      </text:list>
      <text:h text:style-name="P28" text:outline-level="3" text:is-list-header="true"/>
      <text:p text:style-name="P14"/>
      <text:list xml:id="list1405293902" text:continue-numbering="true" text:style-name="L2">
        <text:list-item>
          <text:list>
            <text:list-item>
              <text:list>
                <text:list-header>
                  <text:h text:style-name="P29" text:outline-level="3"><text:soft-page-break/>6.<text:tab/><text:tab/><text:tab/>异常场景</text:h>
                </text:list-header>
              </text:list>
            </text:list-item>
          </text:list>
          <text:p text:style-name="P15"><text:span text:style-name="T6"><text:tab/><text:tab/></text:span><text:span text:style-name="T6"> <text:s/>取消场景</text:span></text:p>
          <text:p text:style-name="P9"><text:span text:style-name="T5"><text:s text:c="4"/>切换日期、切换主题、管理日程</text:span></text:p>
        </text:list-item>
      </text:list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Table_20_Contents">弹出确认对话框，包含“确定”、“取消”按钮</text:p>
            <text:p text:style-name="Table_20_Contents">用户点击“取消”按钮</text:p>
            <text:p text:style-name="Table_20_Contents">界面恢复到原状</text:p>
          </table:table-cell>
        </table:table-row>
      </table:table>
      <text:p text:style-name="P19"><text:span text:style-name="T6"/></text:p>
      <text:p text:style-name="P17"><text:span text:style-name="T6"><text:tab/><text:tab/></text:span><text:span text:style-name="T4">用户未输入日程主题场景 <text:s/></text:span><text:span text:style-name="T6"><text:s text:c="12"/></text:span></text:p>
      <text:p text:style-name="P16"><text:span text:style-name="T5"><text:tab/><text:tab/><text:tab/>管理日程</text:span></text:p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Table_20_Contents">系统进入日程编辑状态</text:p>
            <text:p text:style-name="Table_20_Contents">用户未输入日程主题</text:p>
            <text:p text:style-name="Table_20_Contents">用户点击“确定”按钮</text:p>
            <text:p text:style-name="Table_20_Contents">系统弹出异常对话框“您没有输入主题，请输入主题”</text:p>
            <text:p text:style-name="Table_20_Contents">用户点击异常对话框的“确定”</text:p>
            <text:p text:style-name="Table_20_Contents">用户继续编辑日程主题</text:p>
          </table:table-cell>
        </table:table-row>
      </table:table>
      <text:p text:style-name="P20"/>
      <text:p text:style-name="P18"><text:s text:c="14"/><text:span text:style-name="T3"><text:s text:c="2"/>网络异常</text:span></text:p>
      <text:p text:style-name="P18"><text:s text:c="14"/>查看天气预报</text:p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Table_20_Contents">用户点击“查看天气预报”按钮</text:p>
            <text:p text:style-name="Table_20_Contents">系统弹出对话框“网络未接通或信号差”</text:p>
          </table:table-cell>
        </table:table-row>
      </table:table>
      <text:p text:style-name="Standard"/>
      <text:p text:style-name="P18"><text:tab/><text:tab/> <text:s text:c="2"/>管理日程</text:p>
      <table:table table:name="表格17" table:style-name="表格17">
        <table:table-column table:style-name="表格17.A"/>
        <table:table-row>
          <table:table-cell table:style-name="表格17.A1" office:value-type="string">
            <text:p text:style-name="Table_20_Contents">用户点击“谷歌地图”按钮</text:p>
            <text:p text:style-name="Table_20_Contents">系统弹出对话框“网络未接通或信号差”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OpenSymbol" svg:font-family="OpenSymbol"/>
    <style:font-face style:name="华文黑体" svg:font-family="华文黑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华文黑体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华文黑体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华文黑体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华文黑体"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01T14:54:09</meta:creation-date>
    <dc:date>2012-12-05T19:21:29</dc:date>
    <meta:editing-duration>PT6H14M31S</meta:editing-duration>
    <meta:editing-cycles>6</meta:editing-cycles>
    <meta:generator>LibreOffice/3.3$Linux LibreOffice_project/330m19$Build-202</meta:generator>
    <meta:document-statistic meta:table-count="17" meta:image-count="0" meta:object-count="0" meta:page-count="6" meta:paragraph-count="148" meta:word-count="1050" meta:character-count="2451"/>
  </office:meta>
</office:document-meta>
</file>